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3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4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7" style:family="graphic" style:parent-style-name="objectwithoutfill">
      <style:graphic-properties svg:stroke-width="0.025cm" svg:stroke-color="#ff0000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06cm" svg:height="0.293cm" svg:x="15.113cm" svg:y="16.7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06cm" svg:height="0.293cm" svg:x="16.942cm" svg:y="14.765cm">
          <draw:text-box>
            <text:p text:style-name="P3"><text:span text:style-name="T1">2</text:span><text:span text:style-name="T1">,</text:span><text:span text:style-name="T1">6</text:span><text:span text:style-name="T1">0</text:span></text:p>
          </draw:text-box>
        </draw:frame>
        <draw:frame draw:style-name="gr6" draw:text-style-name="P4" draw:layer="layout" svg:width="0.506cm" svg:height="0.293cm" svg:x="23.317cm" svg:y="14.765cm">
          <draw:text-box>
            <text:p text:style-name="P3"><text:span text:style-name="T1">2</text:span><text:span text:style-name="T1">,</text:span><text:span text:style-name="T1">9</text:span><text:span text:style-name="T1">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06cm" svg:height="0.293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06cm" svg:height="0.293cm" svg:x="17.153cm" svg:y="6.142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06cm" svg:height="0.293cm" svg:x="27.098cm" svg:y="6.142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06cm" svg:height="0.293cm" svg:x="23.317cm" svg:y="6.142cm">
          <draw:text-box>
            <text:p text:style-name="P3"><text:span text:style-name="T1">2</text:span><text:span text:style-name="T1">,</text:span><text:span text:style-name="T1">9</text:span><text:span text:style-name="T1">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06cm" svg:height="0.293cm" svg:x="17.954cm" svg:y="7.175cm">
          <draw:text-box>
            <text:p text:style-name="P3"><text:span text:style-name="T1">1</text:span><text:span text:style-name="T1">,</text:span><text:span text:style-name="T1">5</text:span><text:span text:style-name="T1">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06cm" svg:height="0.293cm" svg:x="20.345cm" svg:y="6.142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06cm" svg:height="0.293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06cm" svg:height="0.293cm" draw:transform="rotate (1.5707963267949) translate (25.594cm 11.642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06cm" svg:height="0.293cm" svg:x="23.952cm" svg:y="10.731cm">
          <draw:text-box>
            <text:p text:style-name="P3"><text:span text:style-name="T1">2</text:span><text:span text:style-name="T1">,</text:span><text:span text:style-name="T1">2</text:span><text:span text:style-name="T1">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06cm" svg:height="0.293cm" draw:transform="rotate (1.5707963267949) translate (16.112cm 11.963cm)">
          <draw:text-box>
            <text:p text:style-name="P3"><text:span text:style-name="T1">1</text:span><text:span text:style-name="T1">,</text:span><text:span text:style-name="T1">0</text:span><text:span text:style-name="T1">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06cm" svg:height="0.293cm" draw:transform="rotate (0.808785575374172) translate (19.348cm 11.744cm)">
          <draw:text-box>
            <text:p text:style-name="P3"><text:span text:style-name="T1">1</text:span><text:span text:style-name="T1">,</text:span><text:span text:style-name="T1">3</text:span><text:span text:style-name="T1">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06cm" svg:height="0.293cm" svg:x="18.766cm" svg:y="14.613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06cm" svg:height="0.293cm" svg:x="21.201cm" svg:y="16.7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06cm" svg:height="0.293cm" svg:x="27.098cm" svg:y="16.7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06cm" svg:height="0.293cm" draw:transform="rotate (1.5707963267949) translate (25.594cm 19.782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25.594cm 5.186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06cm" svg:height="0.293cm" draw:transform="rotate (0.79115774992903) translate (10.499cm 3.647cm)">
          <draw:text-box>
            <text:p text:style-name="P3"><text:span text:style-name="T1">1</text:span><text:span text:style-name="T1">,</text:span><text:span text:style-name="T1">6</text:span><text:span text:style-name="T1">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06cm" svg:height="0.293cm" svg:x="13.894cm" svg:y="6.718cm">
          <draw:text-box>
            <text:p text:style-name="P3"><text:span text:style-name="T1">2</text:span><text:span text:style-name="T1">,</text:span><text:span text:style-name="T1">4</text:span><text:span text:style-name="T1">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06cm" svg:height="0.293cm" draw:transform="rotate (-0.785398163397449) translate (8.558cm 3.358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06cm" svg:height="0.293cm" draw:transform="rotate (0.785398163397448) translate (2.858cm 11.486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06cm" svg:height="0.293cm" draw:transform="rotate (0.79115774992903) translate (12.311cm 1.84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06cm" svg:height="0.293cm" draw:transform="rotate (0.79115774992903) translate (10.762cm 5.133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06cm" svg:height="0.293cm" svg:x="10.43cm" svg:y="7.774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06cm" svg:height="0.293cm" draw:transform="rotate (1.5707963267949) translate (13.457cm 11.654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06cm" svg:height="0.293cm" draw:transform="rotate (1.5707963267949) translate (15.218cm 12.26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06cm" svg:height="0.293cm" draw:transform="rotate (0.785398163397448) translate (19.415cm 12.668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06cm" svg:height="0.293cm" draw:transform="rotate (1.5707963267949) translate (16.946cm 10.075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5.037cm 13.911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06cm" svg:height="0.293cm" draw:transform="rotate (0.779638576865867) translate (11.386cm 14.834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06cm" svg:height="0.293cm" svg:x="13.534cm" svg:y="12.924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06cm" svg:height="0.293cm" draw:transform="rotate (0.79115774992903) translate (6.638cm 9.256cm)">
          <draw:text-box>
            <text:p text:style-name="P3"><text:span text:style-name="T1">5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06cm" svg:height="0.293cm" draw:transform="rotate (-0.779638576865868) translate (7.105cm 11.138cm)">
          <draw:text-box>
            <text:p text:style-name="P3"><text:span text:style-name="T1">3</text:span><text:span text:style-name="T1">,</text:span><text:span text:style-name="T1">6</text:span><text:span text:style-name="T1">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06cm" svg:height="0.293cm" svg:x="11.836cm" svg:y="13.368cm">
          <draw:text-box>
            <text:p text:style-name="P3"><text:span text:style-name="T1">2</text:span><text:span text:style-name="T1">,</text:span><text:span text:style-name="T1">4</text:span><text:span text:style-name="T1">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06cm" svg:height="0.293cm" draw:transform="rotate (1.5707963267949) translate (11.675cm 13.454cm)">
          <draw:text-box>
            <text:p text:style-name="P3"><text:span text:style-name="T1">2</text:span><text:span text:style-name="T1">,</text:span><text:span text:style-name="T1">5</text:span><text:span text:style-name="T1">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06cm" svg:height="0.293cm" draw:transform="rotate (1.5707963267949) translate (16.069cm 15.972cm)">
          <draw:text-box>
            <text:p text:style-name="P3"><text:span text:style-name="T1">2</text:span><text:span text:style-name="T1">,</text:span><text:span text:style-name="T1">9</text:span><text:span text:style-name="T1">3</text:span></text:p>
          </draw:text-box>
        </draw:frame>
        <draw:frame draw:style-name="gr6" draw:text-style-name="P4" draw:layer="layout" svg:width="0.506cm" svg:height="0.293cm" draw:transform="rotate (1.5707963267949) translate (17.403cm 8.467cm)">
          <draw:text-box>
            <text:p text:style-name="P3"><text:span text:style-name="T1">2</text:span><text:span text:style-name="T1">,</text:span><text:span text:style-name="T1">3</text:span><text:span text:style-name="T1">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</text:span><text:span text:style-name="T2">O</text:span><text:span text:style-name="T2">C</text:span><text:span text:style-name="T2">I</text:span><text:span text:style-name="T2">N</text:span><text:span text:style-name="T2">A</text:span></text:p>
          </draw:text-box>
        </draw:frame>
        <draw:frame draw:style-name="gr9" draw:text-style-name="P5" draw:layer="layout" svg:width="1.467cm" svg:height="0.589cm" svg:x="16.684cm" svg:y="11.269cm">
          <draw:text-box>
            <text:p text:style-name="P3"><text:span text:style-name="T2">P</text:span><text:span text:style-name="T2">A</text:span><text:span text:style-name="T2">S</text:span><text:span text:style-name="T2">O</text:span></text:p>
          </draw:text-box>
        </draw:frame>
        <draw:frame draw:style-name="gr9" draw:text-style-name="P5" draw:layer="layout" svg:width="3.88cm" svg:height="0.589cm" svg:x="21.4cm" svg:y="7.404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3</text:span></text:p>
          </draw:text-box>
        </draw:frame>
        <draw:frame draw:style-name="gr9" draw:text-style-name="P5" draw:layer="layout" svg:width="3.88cm" svg:height="0.589cm" svg:x="21.4cm" svg:y="15.858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1</text:span></text:p>
          </draw:text-box>
        </draw:frame>
        <draw:frame draw:style-name="gr9" draw:text-style-name="P5" draw:layer="layout" svg:width="3.88cm" svg:height="0.589cm" svg:x="14.808cm" svg:y="17.382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2</text:span></text:p>
          </draw:text-box>
        </draw:frame>
        <draw:frame draw:style-name="gr9" draw:text-style-name="P5" draw:layer="layout" svg:width="2.758cm" svg:height="0.589cm" svg:x="7.629cm" svg:y="11.149cm">
          <draw:text-box>
            <text:p text:style-name="P3"><text:span text:style-name="T2">C</text:span><text:span text:style-name="T2">O</text:span><text:span text:style-name="T2">M</text:span><text:span text:style-name="T2">E</text:span><text:span text:style-name="T2">D</text:span><text:span text:style-name="T2">O</text:span><text:span text:style-name="T2">R</text:span></text:p>
          </draw:text-box>
        </draw:frame>
        <draw:frame draw:style-name="gr9" draw:text-style-name="P5" draw:layer="layout" svg:width="1.327cm" svg:height="0.589cm" svg:x="12.133cm" svg:y="12.484cm">
          <draw:text-box>
            <text:p text:style-name="P3"><text:span text:style-name="T2">H</text:span><text:span text:style-name="T2">A</text:span><text:span text:style-name="T2">L</text:span><text:span text:style-name="T2">L</text:span></text:p>
          </draw:text-box>
        </draw:frame>
        <draw:line draw:style-name="gr10" draw:text-style-name="P1" draw:layer="layout" svg:x1="27.94cm" svg:y1="0.753cm" svg:x2="1.803cm" svg:y2="0.753cm">
          <text:p/>
        </draw:line>
        <draw:polygon draw:style-name="gr11" draw:text-style-name="P2" draw:layer="layout" svg:width="0cm" svg:height="0.003cm" svg:x="5.075cm" svg:y="17.077cm" svg:viewBox="0 0 0 4" draw:points="0,4 0,0">
          <text:p/>
        </draw:polygon>
        <draw:polygon draw:style-name="gr11" draw:text-style-name="P2" draw:layer="layout" svg:width="0.005cm" svg:height="0.004cm" svg:x="5.075cm" svg:y="17.077cm" svg:viewBox="0 0 6 5" draw:points="0,5 6,5 6,0 0,0">
          <text:p/>
        </draw:polygon>
        <draw:polygon draw:style-name="gr11" draw:text-style-name="P2" draw:layer="layout" svg:width="0.004cm" svg:height="0.004cm" svg:x="5.08cm" svg:y="17.077cm" svg:viewBox="0 0 5 5" draw:points="0,5 5,5 5,0 0,0">
          <text:p/>
        </draw:polygon>
        <draw:polygon draw:style-name="gr11" draw:text-style-name="P2" draw:layer="layout" svg:width="0cm" svg:height="0.003cm" svg:x="5.084cm" svg:y="17.077cm" svg:viewBox="0 0 0 4" draw:points="0,4 0,0">
          <text:p/>
        </draw:polygon>
        <draw:polygon draw:style-name="gr11" draw:text-style-name="P2" draw:layer="layout" svg:width="0.004cm" svg:height="0.004cm" svg:x="5.084cm" svg:y="17.077cm" svg:viewBox="0 0 5 5" draw:points="0,5 5,5 5,0 0,0">
          <text:p/>
        </draw:polygon>
        <draw:polygon draw:style-name="gr11" draw:text-style-name="P2" draw:layer="layout" svg:width="0cm" svg:height="0.003cm" svg:x="5.088cm" svg:y="17.077cm" svg:viewBox="0 0 0 4" draw:points="0,4 0,0">
          <text:p/>
        </draw:polygon>
        <draw:polygon draw:style-name="gr11" draw:text-style-name="P2" draw:layer="layout" svg:width="0.004cm" svg:height="0.004cm" svg:x="5.088cm" svg:y="17.077cm" svg:viewBox="0 0 5 5" draw:points="0,5 5,5 5,0 0,0">
          <text:p/>
        </draw:polygon>
        <draw:polygon draw:style-name="gr11" draw:text-style-name="P2" draw:layer="layout" svg:width="0cm" svg:height="0.003cm" svg:x="5.092cm" svg:y="17.077cm" svg:viewBox="0 0 0 4" draw:points="0,4 0,0">
          <text:p/>
        </draw:polygon>
        <draw:polygon draw:style-name="gr11" draw:text-style-name="P2" draw:layer="layout" svg:width="0.004cm" svg:height="0.004cm" svg:x="5.092cm" svg:y="17.077cm" svg:viewBox="0 0 5 5" draw:points="0,5 5,5 5,0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.004cm" svg:height="0.006cm" svg:x="8.382cm" svg:y="15.417cm" svg:viewBox="0 0 5 7" draw:points="0,7 5,7 5,0 0,0">
          <text:p/>
        </draw:polygon>
        <draw:polygon draw:style-name="gr11" draw:text-style-name="P2" draw:layer="layout" svg:width="0cm" svg:height="0.004cm" svg:x="8.386cm" svg:y="15.417cm" svg:viewBox="0 0 0 5" draw:points="0,5 0,0">
          <text:p/>
        </draw:polygon>
        <draw:polygon draw:style-name="gr11" draw:text-style-name="P2" draw:layer="layout" svg:width="0.004cm" svg:height="0.006cm" svg:x="8.386cm" svg:y="15.417cm" svg:viewBox="0 0 5 7" draw:points="0,7 5,7 5,0 0,0">
          <text:p/>
        </draw:polygon>
        <draw:polygon draw:style-name="gr11" draw:text-style-name="P2" draw:layer="layout" svg:width="0cm" svg:height="0.004cm" svg:x="8.39cm" svg:y="15.417cm" svg:viewBox="0 0 0 5" draw:points="0,5 0,0">
          <text:p/>
        </draw:polygon>
        <draw:polygon draw:style-name="gr11" draw:text-style-name="P2" draw:layer="layout" svg:width="0.004cm" svg:height="0.006cm" svg:x="8.39cm" svg:y="15.417cm" svg:viewBox="0 0 5 7" draw:points="0,7 5,7 5,0 0,0">
          <text:p/>
        </draw:polygon>
        <draw:polygon draw:style-name="gr11" draw:text-style-name="P2" draw:layer="layout" svg:width="0cm" svg:height="0.004cm" svg:x="8.394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.005cm" svg:height="0.006cm" svg:x="8.398cm" svg:y="15.417cm" svg:viewBox="0 0 6 7" draw:points="0,7 6,7 6,0 0,0">
          <text:p/>
        </draw:polygon>
        <draw:polygon draw:style-name="gr11" draw:text-style-name="P2" draw:layer="layout" svg:width="0cm" svg:height="0.004cm" svg:x="8.403cm" svg:y="15.417cm" svg:viewBox="0 0 0 5" draw:points="0,5 0,0">
          <text:p/>
        </draw:polygon>
        <draw:polygon draw:style-name="gr11" draw:text-style-name="P2" draw:layer="layout" svg:width="0.004cm" svg:height="0.006cm" svg:x="8.403cm" svg:y="15.417cm" svg:viewBox="0 0 5 7" draw:points="0,7 5,7 5,0 0,0">
          <text:p/>
        </draw:polygon>
        <draw:frame draw:style-name="gr12" draw:text-style-name="P6" draw:layer="layout" svg:width="10.607cm" svg:height="1.478cm" svg:x="15.727cm" svg:y="2.784cm">
          <draw:text-box>
            <text:p text:style-name="P3"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text:span text:style-name="T3">o</text:span><text:span text:style-name="T3"> </text:span><text:span text:style-name="T3">T</text:span><text:span text:style-name="T3">U</text:span><text:span text:style-name="T3">G</text:span><text:span text:style-name="T3">-</text:span><text:span text:style-name="T3">A</text:span><text:span text:style-name="T3">.</text:span><text:span text:style-name="T3">A</text:span><text:span text:style-name="T3">.</text:span></text:p>
          </draw:text-box>
        </draw:frame>
        <draw:g>
          <draw:path draw:style-name="gr13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4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4" draw:text-style-name="P1" draw:layer="layout" svg:x1="16.431cm" svg:y1="9.591cm" svg:x2="16.042cm" svg:y2="10.342cm">
            <text:p/>
          </draw:line>
        </draw:g>
        <draw:path draw:style-name="gr13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polygon draw:style-name="gr14" draw:text-style-name="P1" draw:layer="controls" svg:width="1.404cm" svg:height="0.385cm" draw:transform="skewX (0.00261799387799149) rotate (-0.00209439510239331) translate (23.9988992018969cm 12.3982130392055cm)" svg:viewBox="0 0 1405 386" draw:points="1,0 1405,1 1404,386 0,386">
          <text:p/>
        </draw:polygon>
        <draw:frame draw:style-name="gr15" draw:text-style-name="P8" draw:layer="controls" svg:width="0.565cm" svg:height="0.293cm" svg:x="24.417cm" svg:y="12.466cm">
          <draw:text-box>
            <text:p text:style-name="P3"><text:span text:style-name="T1">A. </text:span><text:span text:style-name="T1">A.</text:span></text:p>
          </draw:text-box>
        </draw:frame>
        <draw:g>
          <draw:path draw:style-name="gr16" draw:text-style-name="P1" draw:layer="controls" svg:width="0.181cm" svg:height="0.09cm" draw:transform="rotate (-3.14159265358979) translate (23.8450502525317cm 12.4723172798365cm)" svg:viewBox="0 0 182 91" svg:d="M182 91c0-50-41-91-91-91s-91 41-91 91">
            <text:p/>
          </draw:path>
          <draw:line draw:style-name="gr16" draw:text-style-name="P1" draw:layer="controls" svg:x1="23.664cm" svg:y1="12.382cm" svg:x2="23.6cm" svg:y2="12.382cm">
            <text:p/>
          </draw:line>
          <draw:line draw:style-name="gr16" draw:text-style-name="P1" draw:layer="controls" svg:x1="23.845cm" svg:y1="12.382cm" svg:x2="23.91cm" svg:y2="12.382cm">
            <text:p/>
          </draw:line>
          <draw:line draw:style-name="gr16" draw:text-style-name="P1" draw:layer="controls" svg:x1="23.755cm" svg:y1="12.472cm" svg:x2="23.755cm" svg:y2="12.536cm">
            <text:p/>
          </draw:line>
        </draw:g>
        <draw:path draw:style-name="gr17" draw:text-style-name="P9" draw:layer="controls" svg:width="7.66cm" svg:height="2.077cm" draw:transform="rotate (-0.548556983901818) translate (17.1703336125516cm 8.45230247571642cm)" svg:viewBox="0 0 7661 2078" svg:d="M0 2078c6697-1 7661-2078 7661-207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5:35:36.515370470</dc:date>
    <meta:editing-duration>PT4H36M40S</meta:editing-duration>
    <meta:editing-cycles>46</meta:editing-cycles>
    <meta:generator>LibreOffice/7.4.7.2$Linux_X86_64 LibreOffice_project/40$Build-2</meta:generator>
    <meta:document-statistic meta:object-count="538"/>
  </office:meta>
</office:document-meta>
</file>